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4b8d" officeooo:paragraph-rsid="00024b8d"/>
    </style:style>
    <style:style style:name="P2" style:family="paragraph" style:parent-style-name="Standard">
      <style:paragraph-properties fo:text-align="start" style:justify-single-word="false"/>
      <style:text-properties officeooo:rsid="00024b8d" officeooo:paragraph-rsid="00024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r Manual</text:p>
      <text:p text:style-name="P1">Class Direction</text:p>
      <text:p text:style-name="P2">1.<text:tab/>Problem Description</text:p>
      <text:p text:style-name="P2"><text:tab/>A Direction object represents the current direction of a Turtle object</text:p>
      <text:p text:style-name="P2"/>
      <text:p text:style-name="P2">2.<text:tab/>Class Direction</text:p>
      <text:p text:style-name="P2"><text:tab/>The Direction object consists of a character representing the current direction the turtle is facing. The default direction is east.</text:p>
      <text:p text:style-name="P2"/>
      <text:p text:style-name="P2"><text:tab/>Private data members:</text:p>
      <text:p text:style-name="P2"><text:tab/><text:tab/>char dir<text:tab/><text:tab/><text:tab/>the current direction</text:p>
      <text:p text:style-name="P2"/>
      <text:p text:style-name="P2"><text:tab/>Public member functions:</text:p>
      <text:p text:style-name="P2"><text:tab/><text:tab/>Direction() <text:tab/><text:tab/><text:tab/>Constructor for a Direction object</text:p>
      <text:p text:style-name="P2"><text:tab/><text:tab/>changeDir<text:tab/><text:tab/><text:tab/>changes the current direction</text:p>
      <text:p text:style-name="P2"><text:tab/><text:tab/>getDir<text:tab/> <text:tab/><text:tab/><text:tab/>returns the current direction</text:p>
      <text:p text:style-name="P2"/>
      <text:p text:style-name="P2">3.<text:tab/>High Level Program Solution</text:p>
      <text:p text:style-name="P2"><text:tab/>Direction()</text:p>
      <text:p text:style-name="P2"><text:tab/><text:tab/>Sets the direction to 'e' as a default direction</text:p>
      <text:p text:style-name="P2"/>
      <text:p text:style-name="P2"><text:tab/>changeDir()</text:p>
      <text:p text:style-name="P2"><text:tab/><text:tab/>IN:<text:tab/>newDir<text:tab/><text:tab/>the direction to change to</text:p>
      <text:p text:style-name="P2"/>
      <text:p text:style-name="P2"><text:tab/><text:tab/>If the new direction is the same as the current direction, just return</text:p>
      <text:p text:style-name="P2"><text:tab/><text:tab/>Otherwise, set the current direction to the new direction</text:p>
      <text:p text:style-name="P2"/>
      <text:p text:style-name="P2"><text:tab/>getDir()</text:p>
      <text:p text:style-name="P2"><text:tab/><text:tab/>Returns the current direc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15:57.763000000</meta:creation-date>
    <dc:date>2018-10-14T18:28:04.101000000</dc:date>
    <meta:editing-duration>PT12M6S</meta:editing-duration>
    <meta:editing-cycles>1</meta:editing-cycles>
    <meta:document-statistic meta:table-count="0" meta:image-count="0" meta:object-count="0" meta:page-count="1" meta:paragraph-count="21" meta:word-count="118" meta:character-count="808" meta:non-whitespace-character-count="674"/>
    <meta:generator>LibreOffice/4.4.4.3$Windows_x86 LibreOffice_project/2c39ebcf046445232b798108aa8a7e7d89552ea8</meta:generator>
  </office:meta>
</office:document-meta>
</file>